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994" calcext:value-type="float">
            <text:p>994</text:p>
          </table:table-cell>
          <table:table-cell office:value-type="float" office:value="1342" calcext:value-type="float">
            <text:p>13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3" calcext:value-type="float">
            <text:p>883</text:p>
          </table:table-cell>
          <table:table-cell office:value-type="float" office:value="4326" calcext:value-type="float">
            <text:p>4326</text:p>
          </table:table-cell>
          <table:table-cell office:value-type="float" office:value="5856" calcext:value-type="float">
            <text:p>585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28" calcext:value-type="float">
            <text:p>3728</text:p>
          </table:table-cell>
          <table:table-cell office:value-type="float" office:value="17890" calcext:value-type="float">
            <text:p>17890</text:p>
          </table:table-cell>
          <table:table-cell office:value-type="float" office:value="24449" calcext:value-type="float">
            <text:p>2444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84" calcext:value-type="float">
            <text:p>15484</text:p>
          </table:table-cell>
          <table:table-cell office:value-type="float" office:value="73794" calcext:value-type="float">
            <text:p>73794</text:p>
          </table:table-cell>
          <table:table-cell office:value-type="float" office:value="101448" calcext:value-type="float">
            <text:p>101448</text:p>
          </table:table-cell>
          <table:table-cell office:value-type="float" office:value="6198" calcext:value-type="float">
            <text:p>6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1:53:16.040807554</meta:creation-date>
    <dc:date>2022-12-15T13:04:03.668451225</dc:date>
    <meta:editing-duration>P1DT4H26M24S</meta:editing-duration>
    <meta:editing-cycles>3</meta:editing-cycles>
    <meta:generator>LibreOffice/7.3.7.2$Linux_X86_64 LibreOffice_project/30$Build-2</meta:generator>
    <meta:document-statistic meta:table-count="1" meta:cell-count="35" meta:object-count="0"/>
  </office:meta>
</office:document-meta>
</file>